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Scene list"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8" table:default-cell-style-name="Default"/>
        <table:table-column table:style-name="co2" table:number-columns-repeated="3" table:default-cell-style-name="Default"/>
        <table:table-column table:style-name="co4" table:number-columns-repeated="998" table:default-cell-style-name="Default"/>
        <table:table-row table:style-name="ro1">
          <table:table-cell table:style-name="Heading" office:value-type="string">
            <text:p>Scene link</text:p>
          </table:table-cell>
          <table:table-cell table:style-name="Heading" office:value-type="string">
            <text:p>Scene title</text:p>
          </table:table-cell>
          <table:table-cell table:style-name="Heading" office:value-type="string">
            <text:p>Scene description</text:p>
          </table:table-cell>
          <table:table-cell table:style-name="Heading" office:value-type="string">
            <text:p>Tags</text:p>
          </table:table-cell>
          <table:table-cell table:style-name="Heading" office:value-type="string">
            <text:p>Scene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cene</text:p>
          </table:table-cell>
          <table:table-cell table:style-name="Heading" office:value-type="string">
            <text:p>Words total</text:p>
          </table:table-cell>
          <table:table-cell table:style-name="Heading" office:value-type="string">
            <text:p>Word count</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novxlib/test/tmp/yw7%20Sample%20Project_manuscript.odt#sc1%7Cregion&quot;;&quot;sc1&quot;)" office:value-type="string" office:string-value="sc1">
            <text:p>sc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table:number-columns-repeated="3"/>
          <table:table-cell office:value-type="float" office:value="1">
            <text:p>1</text:p>
          </table:table-cell>
          <table:table-cell table:number-columns-repeated="2" office:value-type="float" office:value="375">
            <text:p>375</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novxlib/test/tmp/yw7%20Sample%20Project_manuscript.odt#sc2%7Cregion&quot;;&quot;sc2&quot;)" office:value-type="string" office:string-value="sc2">
            <text:p>sc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2"/>
          <table:table-cell office:value-type="string">
            <text:p>A</text:p>
          </table:table-cell>
          <table:table-cell table:number-columns-repeated="3"/>
          <table:table-cell office:value-type="float" office:value="2">
            <text:p>2</text:p>
          </table:table-cell>
          <table:table-cell office:value-type="float" office:value="441">
            <text:p>441</text:p>
          </table:table-cell>
          <table:table-cell office:value-type="float" office:value="66">
            <text:p>66</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novxlib/test/tmp/yw7%20Sample%20Project_manuscript.odt#sc3%7Cregion&quot;;&quot;sc3&quot;)" office:value-type="string" office:string-value="sc3">
            <text:p>sc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2"/>
          <table:table-cell office:value-type="string">
            <text:p>A</text:p>
          </table:table-cell>
          <table:table-cell table:number-columns-repeated="3"/>
          <table:table-cell office:value-type="float" office:value="3">
            <text:p>3</text:p>
          </table:table-cell>
          <table:table-cell office:value-type="float" office:value="529">
            <text:p>529</text:p>
          </table:table-cell>
          <table:table-cell office:value-type="float" office:value="88">
            <text:p>88</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novxlib/test/tmp/yw7%20Sample%20Project_manuscript.odt#sc4%7Cregion&quot;;&quot;sc4&quot;)" office:value-type="string" office:string-value="sc4">
            <text:p>sc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2"/>
          <table:table-cell office:value-type="string">
            <text:p>A</text:p>
          </table:table-cell>
          <table:table-cell table:number-columns-repeated="3"/>
          <table:table-cell office:value-type="float" office:value="4">
            <text:p>4</text:p>
          </table:table-cell>
          <table:table-cell office:value-type="float" office:value="596">
            <text:p>596</text:p>
          </table:table-cell>
          <table:table-cell office:value-type="float" office:value="67">
            <text:p>67</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novxlib/test/tmp/yw7%20Sample%20Project_manuscript.odt#sc5%7Cregion&quot;;&quot;sc5&quot;)" office:value-type="string" office:string-value="sc5">
            <text:p>sc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2"/>
          <table:table-cell office:value-type="string">
            <text:p>A</text:p>
          </table:table-cell>
          <table:table-cell table:number-columns-repeated="3"/>
          <table:table-cell office:value-type="float" office:value="5">
            <text:p>5</text:p>
          </table:table-cell>
          <table:table-cell office:value-type="float" office:value="771">
            <text:p>771</text:p>
          </table:table-cell>
          <table:table-cell office:value-type="float" office:value="175">
            <text:p>175</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novxlib/test/tmp/yw7%20Sample%20Project_manuscript.odt#sc6%7Cregion&quot;;&quot;sc6&quot;)" office:value-type="string" office:string-value="sc6">
            <text:p>sc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2"/>
          <table:table-cell office:value-type="string">
            <text:p>A</text:p>
          </table:table-cell>
          <table:table-cell table:number-columns-repeated="3"/>
          <table:table-cell office:value-type="float" office:value="6">
            <text:p>6</text:p>
          </table:table-cell>
          <table:table-cell office:value-type="float" office:value="896">
            <text:p>896</text:p>
          </table:table-cell>
          <table:table-cell office:value-type="float" office:value="125">
            <text:p>125</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novxlib/test/tmp/yw7%20Sample%20Project_manuscript.odt#sc7%7Cregion&quot;;&quot;sc7&quot;)" office:value-type="string" office:string-value="sc7">
            <text:p>sc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2"/>
          <table:table-cell office:value-type="string">
            <text:p>A</text:p>
          </table:table-cell>
          <table:table-cell table:number-columns-repeated="3"/>
          <table:table-cell office:value-type="float" office:value="7">
            <text:p>7</text:p>
          </table:table-cell>
          <table:table-cell office:value-type="float" office:value="985">
            <text:p>985</text:p>
          </table:table-cell>
          <table:table-cell office:value-type="float" office:value="89">
            <text:p>89</text:p>
          </table:table-cell>
          <table:table-cell office:value-type="string">
            <text:p>Hal, Portmaster</text:p>
          </table:table-cell>
          <table:table-cell table:number-columns-repeated="1005"/>
        </table:table-row>
        <table:table-row table:style-name="ro8">
          <table:table-cell table:formula="of:=HYPERLINK(&quot;file:///C:/Users/Peter/Git/novxlib/test/tmp/yw7%20Sample%20Project_manuscript.odt#sc8%7Cregion&quot;;&quot;sc8&quot;)" office:value-type="string" office:string-value="sc8">
            <text:p>sc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2"/>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office:value-type="float" office:value="74">
            <text:p>74</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novxlib/test/tmp/yw7%20Sample%20Project_manuscript.odt#sc9%7Cregion&quot;;&quot;sc9&quot;)" office:value-type="string" office:string-value="sc9">
            <text:p>sc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2"/>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office:value-type="float" office:value="156">
            <text:p>156</text:p>
          </table:table-cell>
          <table:table-cell office:value-type="string">
            <text:p>Hal, Clunk, Portmaster</text:p>
          </table:table-cell>
          <table:table-cell table:number-columns-repeated="1005"/>
        </table:table-row>
        <table:table-row table:style-name="ro10">
          <table:table-cell table:formula="of:=HYPERLINK(&quot;file:///C:/Users/Peter/Git/novxlib/test/tmp/yw7%20Sample%20Project_manuscript.odt#sc10%7Cregion&quot;;&quot;sc10&quot;)" office:value-type="string" office:string-value="sc10">
            <text:p>sc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office:value-type="float" office:value="34">
            <text:p>34</text:p>
          </table:table-cell>
          <table:table-cell office:value-type="string">
            <text:p>Clunk, Navcom</text:p>
          </table:table-cell>
          <table:table-cell table:number-columns-repeated="1005"/>
        </table:table-row>
        <table:table-row table:style-name="ro8">
          <table:table-cell table:formula="of:=HYPERLINK(&quot;file:///C:/Users/Peter/Git/novxlib/test/tmp/yw7%20Sample%20Project_manuscript.odt#sc12%7Cregion&quot;;&quot;sc12&quot;)" office:value-type="string" office:string-value="sc12">
            <text:p>sc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2"/>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1">
          <table:table-cell table:formula="of:=HYPERLINK(&quot;file:///C:/Users/Peter/Git/novxlib/test/tmp/yw7%20Sample%20Project_manuscript.odt#sc15%7Cregion&quot;;&quot;sc15&quot;)" office:value-type="string" office:string-value="sc15">
            <text:p>sc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2"/>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novxlib/test/tmp/yw7%20Sample%20Project_manuscript.odt#sc17%7Cregion&quot;;&quot;sc17&quot;)" office:value-type="string" office:string-value="sc17">
            <text:p>sc17</text:p>
          </table:table-cell>
          <table:table-cell office:value-type="string">
            <text:p>Climb up rope to safety. Back in ship for hyperspace.</text:p>
          </table:table-cell>
          <table:table-cell office:value-type="string">
            <text:p>Spoiler ends here.</text:p>
          </table:table-cell>
          <table:table-cell table:number-columns-repeated="2"/>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19%7Cregion&quot;;&quot;sc19&quot;)" office:value-type="string" office:string-value="sc19">
            <text:p>sc19</text:p>
          </table:table-cell>
          <table:table-cell office:value-type="string">
            <text:p>In his office. Gordon OKs the deal</text:p>
          </table:table-cell>
          <table:table-cell table:number-columns-repeated="3"/>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novxlib/test/tmp/yw7%20Sample%20Project_manuscript.odt#sc22%7Cregion&quot;;&quot;sc22&quot;)" office:value-type="string" office:string-value="sc22">
            <text:p>sc22</text:p>
          </table:table-cell>
          <table:table-cell office:value-type="string">
            <text:p>Exits the ship to meet Bevan</text:p>
          </table:table-cell>
          <table:table-cell table:number-columns-repeated="3"/>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25%7Cregion&quot;;&quot;sc25&quot;)" office:value-type="string" office:string-value="sc25">
            <text:p>sc25</text:p>
          </table:table-cell>
          <table:table-cell office:value-type="string">
            <text:p>Getting food out. Frozen puddings.</text:p>
          </table:table-cell>
          <table:table-cell table:number-columns-repeated="3"/>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novxlib/test/tmp/yw7%20Sample%20Project_manuscript.odt#sc27%7Cregion&quot;;&quot;sc27&quot;)" office:value-type="string" office:string-value="sc27">
            <text:p>sc27</text:p>
          </table:table-cell>
          <table:table-cell office:value-type="string">
            <text:p>Says goodbye to Clunk</text:p>
          </table:table-cell>
          <table:table-cell table:number-columns-repeated="3"/>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29%7Cregion&quot;;&quot;sc29&quot;)" office:value-type="string" office:string-value="sc29">
            <text:p>sc29</text:p>
          </table:table-cell>
          <table:table-cell office:value-type="string">
            <text:p>Hal depressed. No escape from here.</text:p>
          </table:table-cell>
          <table:table-cell table:number-columns-repeated="3"/>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31%7Cregion&quot;;&quot;sc31&quot;)" office:value-type="string" office:string-value="sc31">
            <text:p>sc31</text:p>
          </table:table-cell>
          <table:table-cell office:value-type="string">
            <text:p>Lighten the ship. Preparing for liftoff.</text:p>
          </table:table-cell>
          <table:table-cell table:number-columns-repeated="3"/>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novxlib/test/tmp/yw7%20Sample%20Project_manuscript.odt#sc34%7Cregion&quot;;&quot;sc34&quot;)" office:value-type="string" office:string-value="sc34">
            <text:p>sc34</text:p>
          </table:table-cell>
          <table:table-cell office:value-type="string">
            <text:p>Karl and Terry awaiting Hal. They take a call from their spy, intercept is at the orbiter.</text:p>
          </table:table-cell>
          <table:table-cell table:number-columns-repeated="3"/>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novxlib/test/tmp/yw7%20Sample%20Project_manuscript.odt#sc38%7Cregion&quot;;&quot;sc38&quot;)" office:value-type="string" office:string-value="sc38">
            <text:p>sc38</text:p>
          </table:table-cell>
          <table:table-cell office:value-type="string">
            <text:p>Karl waiting impatiently</text:p>
          </table:table-cell>
          <table:table-cell/>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novxlib/test/tmp/yw7%20Sample%20Project_manuscript.odt#sc40%7Cregion&quot;;&quot;sc40&quot;)" office:value-type="string" office:string-value="sc40">
            <text:p>sc40</text:p>
          </table:table-cell>
          <table:table-cell office:value-type="string">
            <text:p>Karl and Terry confused about 'Chunk'</text:p>
          </table:table-cell>
          <table:table-cell table:number-columns-repeated="3"/>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novxlib/test/tmp/yw7%20Sample%20Project_manuscript.odt#sc43%7Cregion&quot;;&quot;sc43&quot;)" office:value-type="string" office:string-value="sc43">
            <text:p>sc43</text:p>
          </table:table-cell>
          <table:table-cell office:value-type="string">
            <text:p>Clunk slips out the back.</text:p>
          </table:table-cell>
          <table:table-cell table:number-columns-repeated="3"/>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novxlib/test/tmp/yw7%20Sample%20Project_manuscript.odt#sc45%7Cregion&quot;;&quot;sc45&quot;)" office:value-type="string" office:string-value="sc45">
            <text:p>sc45</text:p>
          </table:table-cell>
          <table:table-cell office:value-type="string">
            <text:p>Karl and Terry waiting.</text:p>
          </table:table-cell>
          <table:table-cell table:number-columns-repeated="3"/>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novxlib/test/tmp/yw7%20Sample%20Project_manuscript.odt#sc47%7Cregion&quot;;&quot;sc47&quot;)" office:value-type="string" office:string-value="sc47">
            <text:p>sc47</text:p>
          </table:table-cell>
          <table:table-cell office:value-type="string">
            <text:p>Clunk in orbit</text:p>
          </table:table-cell>
          <table:table-cell table:number-columns-repeated="3"/>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novxlib/test/tmp/yw7%20Sample%20Project_manuscript.odt#sc49%7Cregion&quot;;&quot;sc49&quot;)" office:value-type="string" office:string-value="sc49">
            <text:p>sc49</text:p>
          </table:table-cell>
          <table:table-cell office:value-type="string">
            <text:p>Clunk uses cylinder</text:p>
          </table:table-cell>
          <table:table-cell table:number-columns-repeated="3"/>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novxlib/test/tmp/yw7%20Sample%20Project_manuscript.odt#sc51%7Cregion&quot;;&quot;sc51&quot;)" office:value-type="string" office:string-value="sc51">
            <text:p>sc51</text:p>
          </table:table-cell>
          <table:table-cell office:value-type="string">
            <text:p>Terry places the 'bomb'</text:p>
          </table:table-cell>
          <table:table-cell table:number-columns-repeated="3"/>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office:value-type="float" office:value="0">
            <text:p>0</text:p>
          </table:table-cell>
          <table:table-cell office:value-type="string">
            <text:p>Terry</text:p>
          </table:table-cell>
          <table:table-cell table:number-columns-repeated="1005"/>
        </table:table-row>
        <table:table-row table:style-name="ro13">
          <table:table-cell table:formula="of:=HYPERLINK(&quot;file:///C:/Users/Peter/Git/novxlib/test/tmp/yw7%20Sample%20Project_manuscript.odt#sc53%7Cregion&quot;;&quot;sc53&quot;)" office:value-type="string" office:string-value="sc53">
            <text:p>sc53</text:p>
          </table:table-cell>
          <table:table-cell office:value-type="string">
            <text:p>Hal buys food</text:p>
          </table:table-cell>
          <table:table-cell table:number-columns-repeated="3"/>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55%7Cregion&quot;;&quot;sc55&quot;)" office:value-type="string" office:string-value="sc55">
            <text:p>sc55</text:p>
          </table:table-cell>
          <table:table-cell office:value-type="string">
            <text:p>Karl leaves a note, takes Clunk.</text:p>
          </table:table-cell>
          <table:table-cell table:number-columns-repeated="3"/>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novxlib/test/tmp/yw7%20Sample%20Project_manuscript.odt#sc57%7Cregion&quot;;&quot;sc57&quot;)" office:value-type="string" office:string-value="sc57">
            <text:p>sc57</text:p>
          </table:table-cell>
          <table:table-cell office:value-type="string">
            <text:p>Hal about to hyperspace.</text:p>
          </table:table-cell>
          <table:table-cell table:number-columns-repeated="3"/>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novxlib/test/tmp/yw7%20Sample%20Project_manuscript.odt#sc60%7Cregion&quot;;&quot;sc60&quot;)" office:value-type="string" office:string-value="sc60">
            <text:p>sc60</text:p>
          </table:table-cell>
          <table:table-cell office:value-type="string">
            <text:p>Hal gets real Jerling's call. Has to get cargo and robot back.</text:p>
          </table:table-cell>
          <table:table-cell table:number-columns-repeated="3"/>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62%7Cregion&quot;;&quot;sc62&quot;)" office:value-type="string" office:string-value="sc62">
            <text:p>sc62</text:p>
          </table:table-cell>
          <table:table-cell office:value-type="string">
            <text:p>Hal sets course for Forg.</text:p>
          </table:table-cell>
          <table:table-cell table:number-columns-repeated="3"/>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64%7Cregion&quot;;&quot;sc64&quot;)" office:value-type="string" office:string-value="sc64">
            <text:p>sc64</text:p>
          </table:table-cell>
          <table:table-cell office:value-type="string">
            <text:p>Land on Forg, in rubbish.</text:p>
          </table:table-cell>
          <table:table-cell table:number-columns-repeated="3"/>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novxlib/test/tmp/yw7%20Sample%20Project_manuscript.odt#sc66%7Cregion&quot;;&quot;sc66&quot;)" office:value-type="string" office:string-value="sc66">
            <text:p>sc66</text:p>
          </table:table-cell>
          <table:table-cell office:value-type="string">
            <text:p>Hal rents a car in Jerling's name and heads towards Forgberg and the Casino.</text:p>
          </table:table-cell>
          <table:table-cell table:number-columns-repeated="3"/>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novxlib/test/tmp/yw7%20Sample%20Project_manuscript.odt#sc68%7Cregion&quot;;&quot;sc68&quot;)" office:value-type="string" office:string-value="sc68">
            <text:p>sc68</text:p>
          </table:table-cell>
          <table:table-cell office:value-type="string">
            <text:p>Hal after almost running Clunk down. Picks him up.</text:p>
          </table:table-cell>
          <table:table-cell table:number-columns-repeated="3"/>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71%7Cregion&quot;;&quot;sc71&quot;)" office:value-type="string" office:string-value="sc71">
            <text:p>sc71</text:p>
          </table:table-cell>
          <table:table-cell office:value-type="string">
            <text:p>Find car, go to find clothes.</text:p>
          </table:table-cell>
          <table:table-cell table:number-columns-repeated="3"/>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novxlib/test/tmp/yw7%20Sample%20Project_manuscript.odt#sc74%7Cregion&quot;;&quot;sc74&quot;)" office:value-type="string" office:string-value="sc74">
            <text:p>sc74</text:p>
          </table:table-cell>
          <table:table-cell office:value-type="string">
            <text:p>Hal sells Clunk</text:p>
          </table:table-cell>
          <table:table-cell table:number-columns-repeated="3"/>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novxlib/test/tmp/yw7%20Sample%20Project_manuscript.odt#sc77%7Cregion&quot;;&quot;sc77&quot;)" office:value-type="string" office:string-value="sc77">
            <text:p>sc77</text:p>
          </table:table-cell>
          <table:table-cell office:value-type="string">
            <text:p>Hal annoyed at Clunk for buying only the best.</text:p>
          </table:table-cell>
          <table:table-cell table:number-columns-repeated="3"/>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79%7Cregion&quot;;&quot;sc79&quot;)" office:value-type="string" office:string-value="sc79">
            <text:p>sc79</text:p>
          </table:table-cell>
          <table:table-cell office:value-type="string">
            <text:p>Clunk gambling. Fight with human couple.</text:p>
          </table:table-cell>
          <table:table-cell table:number-columns-repeated="3"/>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novxlib/test/tmp/yw7%20Sample%20Project_manuscript.odt#sc81%7Cregion&quot;;&quot;sc81&quot;)" office:value-type="string" office:string-value="sc81">
            <text:p>sc81</text:p>
          </table:table-cell>
          <table:table-cell office:value-type="string">
            <text:p>Sitting on the steps, battered and bruised. Limo arrives for Karl.</text:p>
          </table:table-cell>
          <table:table-cell table:number-columns-repeated="3"/>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84%7Cregion&quot;;&quot;sc84&quot;)" office:value-type="string" office:string-value="sc84">
            <text:p>sc84</text:p>
          </table:table-cell>
          <table:table-cell office:value-type="string">
            <text:p>Clunk travelling on the back of Karl's limo</text:p>
          </table:table-cell>
          <table:table-cell table:number-columns-repeated="3"/>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novxlib/test/tmp/yw7%20Sample%20Project_manuscript.odt#sc86%7Cregion&quot;;&quot;sc86&quot;)" office:value-type="string" office:string-value="sc86">
            <text:p>sc86</text:p>
          </table:table-cell>
          <table:table-cell office:value-type="string">
            <text:p>Clunk sees Hal catching up again. Limo stops.</text:p>
          </table:table-cell>
          <table:table-cell table:number-columns-repeated="3"/>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novxlib/test/tmp/yw7%20Sample%20Project_manuscript.odt#sc89%7Cregion&quot;;&quot;sc89&quot;)" office:value-type="string" office:string-value="sc89">
            <text:p>sc89</text:p>
          </table:table-cell>
          <table:table-cell office:value-type="string">
            <text:p>Clunk uploads the Navcom into the ship.</text:p>
          </table:table-cell>
          <table:table-cell table:number-columns-repeated="3"/>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5">
          <table:table-cell table:formula="of:=HYPERLINK(&quot;file:///C:/Users/Peter/Git/novxlib/test/tmp/yw7%20Sample%20Project_manuscript.odt#sc92%7Cregion&quot;;&quot;sc92&quot;)" office:value-type="string" office:string-value="sc92">
            <text:p>sc92</text:p>
          </table:table-cell>
          <table:table-cell office:value-type="string">
            <text:p>The shop robots want Clunk to escape with them. Mention Hal's capture.</text:p>
          </table:table-cell>
          <table:table-cell table:number-columns-repeated="3"/>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novxlib/test/tmp/yw7%20Sample%20Project_manuscript.odt#sc94%7Cregion&quot;;&quot;sc94&quot;)" office:value-type="string" office:string-value="sc94">
            <text:p>sc94</text:p>
          </table:table-cell>
          <table:table-cell office:value-type="string">
            <text:p>Clunk steals armoured car, drives it into the house.</text:p>
          </table:table-cell>
          <table:table-cell table:number-columns-repeated="3"/>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novxlib/test/tmp/yw7%20Sample%20Project_manuscript.odt#sc96%7Cregion&quot;;&quot;sc96&quot;)" office:value-type="string" office:string-value="sc96">
            <text:p>sc96</text:p>
          </table:table-cell>
          <table:table-cell office:value-type="string">
            <text:p>Karl and Terry take the limo</text:p>
          </table:table-cell>
          <table:table-cell table:number-columns-repeated="3"/>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5">
          <table:table-cell table:formula="of:=HYPERLINK(&quot;file:///C:/Users/Peter/Git/novxlib/test/tmp/yw7%20Sample%20Project_manuscript.odt#sc98%7Cregion&quot;;&quot;sc98&quot;)" office:value-type="string" office:string-value="sc98">
            <text:p>sc98</text:p>
          </table:table-cell>
          <table:table-cell office:value-type="string">
            <text:p>Karl and Terry overtake and head for Spaceport. Looking for Volante.</text:p>
          </table:table-cell>
          <table:table-cell table:number-columns-repeated="3"/>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novxlib/test/tmp/yw7%20Sample%20Project_manuscript.odt#sc101%7Cregion&quot;;&quot;sc101&quot;)" office:value-type="string" office:string-value="sc101">
            <text:p>sc101</text:p>
          </table:table-cell>
          <table:table-cell office:value-type="string">
            <text:p>Hal and Clunk fleeing in Gull</text:p>
          </table:table-cell>
          <table:table-cell table:number-columns-repeated="3"/>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103%7Cregion&quot;;&quot;sc103&quot;)" office:value-type="string" office:string-value="sc103">
            <text:p>sc103</text:p>
          </table:table-cell>
          <table:table-cell office:value-type="string">
            <text:p>Clunk wants to throw stuff at the flyer</text:p>
          </table:table-cell>
          <table:table-cell table:number-columns-repeated="3"/>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105%7Cregion&quot;;&quot;sc105&quot;)" office:value-type="string" office:string-value="sc105">
            <text:p>sc105</text:p>
          </table:table-cell>
          <table:table-cell office:value-type="string">
            <text:p>Hal fetches the puddings.</text:p>
          </table:table-cell>
          <table:table-cell table:number-columns-repeated="3"/>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novxlib/test/tmp/yw7%20Sample%20Project_manuscript.odt#sc108%7Cregion&quot;;&quot;sc108&quot;)" office:value-type="string" office:string-value="sc108">
            <text:p>sc108</text:p>
          </table:table-cell>
          <table:table-cell office:value-type="string">
            <text:p>Hal yells at Jerling, then cargo arrives on truck.</text:p>
          </table:table-cell>
          <table:table-cell table:number-columns-repeated="3"/>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110%7Cregion&quot;;&quot;sc110&quot;)" office:value-type="string" office:string-value="sc110">
            <text:p>sc110</text:p>
          </table:table-cell>
          <table:table-cell office:value-type="string">
            <text:p>Clunk outside, depressed.</text:p>
          </table:table-cell>
          <table:table-cell table:number-columns-repeated="3"/>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novxlib/test/tmp/yw7%20Sample%20Project_manuscript.odt#sc112%7Cregion&quot;;&quot;sc112&quot;)" office:value-type="string" office:string-value="sc112">
            <text:p>sc112</text:p>
          </table:table-cell>
          <table:table-cell office:value-type="string">
            <text:p>Karl bursts in, armed.</text:p>
          </table:table-cell>
          <table:table-cell table:number-columns-repeated="3"/>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novxlib/test/tmp/yw7%20Sample%20Project_manuscript.odt#sc114%7Cregion&quot;;&quot;sc114&quot;)" office:value-type="string" office:string-value="sc114">
            <text:p>sc114</text:p>
          </table:table-cell>
          <table:table-cell office:value-type="string">
            <text:p>Terry ties Hal in hold, leaves back doors open.</text:p>
          </table:table-cell>
          <table:table-cell table:number-columns-repeated="3"/>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116%7Cregion&quot;;&quot;sc116&quot;)" office:value-type="string" office:string-value="sc116">
            <text:p>sc116</text:p>
          </table:table-cell>
          <table:table-cell office:value-type="string">
            <text:p>Hal dodges Brutus, escapes the hold.</text:p>
          </table:table-cell>
          <table:table-cell table:number-columns-repeated="3"/>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novxlib/test/tmp/yw7%20Sample%20Project_manuscript.odt#sc119%7Cregion&quot;;&quot;sc119&quot;)" office:value-type="string" office:string-value="sc119">
            <text:p>sc119</text:p>
          </table:table-cell>
          <table:table-cell office:value-type="string">
            <text:p>Black Gull hyperspaces to oblivion</text:p>
          </table:table-cell>
          <table:table-cell table:number-columns-repeated="3"/>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6" table:number-rows-repeated="1048518">
          <table:table-cell table:number-columns-repeated="1018"/>
        </table:table-row>
        <table:table-row table:style-name="ro16">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9">09.12.2023</text:date>, <text:time>13:29: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9-23T19:36:43Z</meta:creation-date>
    <dc:date>2023-12-09T13:29:54.03</dc:date>
    <meta:editing-duration>PT20S</meta:editing-duration>
    <meta:editing-cycles>1</meta:editing-cycles>
    <meta:document-statistic meta:table-count="1" meta:cell-count="431" meta:object-count="0"/>
  </office:meta>
</office:document-meta>
</file>